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209.4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32.66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30.8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Catal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Japo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O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otro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cuidar famili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actividades ec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port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, socia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receso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, actividades e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trabaj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dormi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actividades ec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 Iberi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dormir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dormi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receso</text:p>
          </table:table-cell>
          <table:table-cell office:value-type="string" calcext:value-type="string">
            <text:p>hago deberes, hago depor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por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port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dormi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receso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portes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table:style-name="ce1" office:value-type="string" calcext:value-type="string">
            <text:p>hago deberes, actividades e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cuidar famili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dormi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socia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receso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port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trabaj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trabajo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, trabaj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, actividades e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, social, trabaj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trabaj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receso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l Cambio</text:p>
          </table:table-cell>
          <table:table-cell office:value-type="string" calcext:value-type="string">
            <text:p>40-6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cuidar famili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actividades ec, socia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dormi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uerto Bolívar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definitiva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actividades e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quizás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, hago deport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probablemente</text:p>
          </table:table-cell>
          <table:table-cell office:value-type="string" calcext:value-type="string">
            <text:p>después de escuela</text:p>
          </table:table-cell>
          <table:table-cell office:value-type="string" calcext:value-type="string">
            <text:p>hago deberes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C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2:11:22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0:37:29.404000000</meta:creation-date>
    <dc:date>2018-08-16T12:34:17.113000000</dc:date>
    <meta:editing-duration>PT30M18S</meta:editing-duration>
    <meta:editing-cycles>5</meta:editing-cycles>
    <meta:generator>LibreOffice/5.4.4.2$Windows_X86_64 LibreOffice_project/2524958677847fb3bb44820e40380acbe820f960</meta:generator>
    <meta:document-statistic meta:table-count="1" meta:cell-count="765" meta:object-count="0"/>
  </office:meta>
</office:document-meta>
</file>